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254cm" draw:shadow-offset-y="0.254cm" draw:shadow-color="#c0c0c0" draw:shadow-opacity="7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stroke-dash="Line_20_with_20_Fine_20_Dots" draw:opacity="0%" draw:textarea-horizontal-align="justify" draw:textarea-vertical-align="middle" draw:auto-grow-height="false" draw:shadow-offset-x="0.305cm" draw:shadow-offset-y="0.305cm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1.4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7cm" fo:min-width="0cm"/>
    </style:style>
    <style:style style:name="gr9" style:family="graphic" style:parent-style-name="standard">
      <style:graphic-properties draw:opacity="0%" draw:textarea-horizontal-align="justify" draw:textarea-vertical-align="middle" draw:auto-grow-height="false" draw:shadow-offset-x="0.305cm" draw:shadow-offset-y="0.305cm" draw:shadow-opacity="0%"/>
    </style:style>
    <style:style style:name="gr10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0.955cm" svg:x="9.89cm" svg:y="2.90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988cm" svg:height="0.962cm" svg:x="11.795cm" svg:y="22.263cm">
          <draw:text-box>
            <text:p>RESERVED/GRUB</text:p>
          </draw:text-box>
        </draw:frame>
        <draw:line draw:style-name="gr3" draw:text-style-name="P1" draw:layer="layout" svg:x1="9.89cm" svg:y1="21.32cm" svg:x2="18.78cm" svg:y2="21.32cm">
          <text:p/>
        </draw:line>
        <draw:line draw:style-name="gr3" draw:text-style-name="P1" draw:layer="layout" svg:x1="9.89cm" svg:y1="12.43cm" svg:x2="18.78cm" svg:y2="12.43cm">
          <text:p/>
        </draw:line>
        <draw:custom-shape draw:style-name="gr4" draw:text-style-name="P1" draw:layer="layout" svg:width="8.89cm" svg:height="3.175cm" svg:x="9.89cm" svg:y="9.255cm">
          <text:p text:style-name="P1">Markix Kernel</text:p>
          <draw:enhanced-geometry svg:viewBox="0 0 21600 21600" draw:type="rectangle" draw:enhanced-path="M 0 0 L 21600 0 21600 21600 0 21600 0 0 Z N"/>
        </draw:custom-shape>
        <draw:frame draw:style-name="gr2" draw:layer="layout" svg:width="3.978cm" svg:height="0.962cm" svg:x="12.262cm" svg:y="13.7cm">
          <draw:text-box>
            <text:p>RESERVED</text:p>
          </draw:text-box>
        </draw:frame>
        <draw:frame draw:style-name="gr2" draw:layer="layout" svg:width="2.682cm" svg:height="0.962cm" svg:x="6.08cm" svg:y="23.225cm">
          <draw:text-box>
            <text:p>0x7C00</text:p>
          </draw:text-box>
        </draw:frame>
        <draw:frame draw:style-name="gr5" draw:layer="layout" svg:width="3.175cm" svg:height="1.038cm" svg:x="6.08cm" svg:y="20.917cm">
          <draw:text-box>
            <text:p>0x7E00</text:p>
          </draw:text-box>
        </draw:frame>
        <draw:frame draw:style-name="gr6" draw:layer="layout" svg:width="2.928cm" svg:height="1.27cm" svg:x="6.08cm" svg:y="18.145cm">
          <draw:text-box>
            <text:p>0x10000</text:p>
          </draw:text-box>
        </draw:frame>
        <draw:frame draw:style-name="gr6" draw:layer="layout" svg:width="3cm" svg:height="1.27cm" svg:x="6.08cm" svg:y="15.605cm">
          <draw:text-box>
            <text:p>0xA0000</text:p>
          </draw:text-box>
        </draw:frame>
        <draw:frame draw:style-name="gr7" draw:layer="layout" svg:width="3.81cm" svg:height="0.962cm" svg:x="13.065cm" svg:y="18.145cm">
          <draw:text-box>
            <text:p>FREE</text:p>
          </draw:text-box>
        </draw:frame>
        <draw:line draw:style-name="gr3" draw:text-style-name="P1" draw:layer="layout" svg:x1="9.89cm" svg:y1="16.24cm" svg:x2="18.78cm" svg:y2="16.24cm">
          <text:p/>
        </draw:line>
        <draw:frame draw:style-name="gr8" draw:layer="layout" svg:width="5.184cm" svg:height="0.962cm" svg:x="4.175cm" svg:y="12.103cm">
          <draw:text-box>
            <text:p>0x100000 (1MB)</text:p>
          </draw:text-box>
        </draw:frame>
        <draw:custom-shape draw:style-name="gr9" draw:text-style-name="P1" draw:layer="layout" svg:width="8.89cm" svg:height="3.175cm" svg:x="9.89cm" svg:y="6.08cm">
          <text:p text:style-name="P1">Heap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89cm" svg:height="3.175cm" svg:x="9.89cm" svg:y="2.905cm">
          <text:p text:style-name="P1">Stack</text:p>
          <draw:enhanced-geometry svg:viewBox="0 0 21600 21600" draw:type="rectangle" draw:enhanced-path="M 0 0 L 21600 0 21600 21600 0 21600 0 0 Z N"/>
        </draw:custom-shape>
        <draw:frame draw:style-name="gr2" draw:layer="layout" svg:width="5.184cm" svg:height="0.962cm" svg:x="4.079cm" svg:y="8.62cm">
          <draw:text-box>
            <text:p>0x200000 (2MB)</text:p>
          </draw:text-box>
        </draw:frame>
        <draw:frame draw:style-name="gr2" draw:layer="layout" svg:width="7.055cm" svg:height="0.962cm" svg:x="2.27cm" svg:y="2.578cm">
          <draw:text-box>
            <text:p>0x400000 (4MB) (ESP)</text:p>
          </draw:text-box>
        </draw:frame>
        <draw:line draw:style-name="gr11" draw:text-style-name="P1" draw:layer="layout" svg:x1="7.35cm" svg:y1="8.62cm" svg:x2="7.35cm" svg:y2="6.715cm">
          <text:p/>
        </draw:line>
        <draw:line draw:style-name="gr11" draw:text-style-name="P1" draw:layer="layout" svg:x1="7.35cm" svg:y1="3.54cm" svg:x2="7.35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o </meta:initial-creator>
    <meta:creation-date>2010-04-11T18:43:52</meta:creation-date>
    <dc:date>2010-04-11T19:40:18</dc:date>
    <dc:creator>Marco </dc:creator>
    <meta:editing-duration>PT00H42M35S</meta:editing-duration>
    <meta:editing-cycles>3</meta:editing-cycles>
    <meta:generator>OpenOffice.org/3.1$Linux OpenOffice.org_project/310m19$Build-9420</meta:generator>
    <meta:document-statistic meta:object-count="19"/>
  </office:meta>
</office:document-meta>
</file>